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1pt" officeooo:rsid="000fc6e7" officeooo:paragraph-rsid="000fc6e7" style:font-size-asian="11pt" style:font-size-complex="11pt"/>
    </style:style>
    <style:style style:name="P2" style:family="paragraph" style:parent-style-name="Text_20_body">
      <style:text-properties fo:color="#666666" fo:font-size="11pt" fo:font-style="normal" fo:font-weight="normal" officeooo:rsid="000fc6e7" officeooo:paragraph-rsid="000fc6e7" style:font-size-asian="11pt" style:font-style-asian="normal" style:font-weight-asian="normal" style:font-size-complex="11pt" style:font-style-complex="normal" style:font-weight-complex="normal"/>
    </style:style>
    <style:style style:name="P3" style:family="paragraph" style:parent-style-name="Text_20_body" style:list-style-name="L1">
      <style:text-properties fo:color="#666666" fo:font-size="11pt" fo:font-style="normal" fo:font-weight="normal" officeooo:rsid="000fc6e7" officeooo:paragraph-rsid="000fc6e7" style:font-size-asian="11pt" style:font-style-asian="normal" style:font-weight-asian="normal" style:font-size-complex="11pt" style:font-style-complex="normal" style:font-weight-complex="normal"/>
    </style:style>
    <style:style style:name="P4" style:family="paragraph" style:parent-style-name="Text_20_body" style:list-style-name="L2">
      <style:text-properties fo:color="#666666" fo:font-size="11pt" fo:font-style="normal" fo:font-weight="normal" officeooo:rsid="000fc6e7" officeooo:paragraph-rsid="000fc6e7" style:font-size-asian="11pt" style:font-style-asian="normal" style:font-weight-asian="normal" style:font-size-complex="11pt" style:font-style-complex="normal" style:font-weight-complex="normal"/>
    </style:style>
    <style:style style:name="P5" style:family="paragraph" style:parent-style-name="Text_20_body" style:list-style-name="L1">
      <style:text-properties fo:color="#666666" fo:font-size="11pt" fo:font-style="normal" fo:font-weight="normal" officeooo:rsid="00146dd6" officeooo:paragraph-rsid="00146dd6" style:font-size-asian="11pt" style:font-style-asian="normal" style:font-weight-asian="normal" style:font-size-complex="11pt" style:font-style-complex="normal" style:font-weight-complex="normal"/>
    </style:style>
    <style:style style:name="P6" style:family="paragraph" style:parent-style-name="Text_20_body" style:list-style-name="L2">
      <style:text-properties fo:color="#666666" fo:font-size="11pt" fo:font-style="normal" fo:font-weight="normal" officeooo:rsid="00146dd6" officeooo:paragraph-rsid="00146dd6" style:font-size-asian="11pt" style:font-style-asian="normal" style:font-weight-asian="normal" style:font-size-complex="11pt" style:font-style-complex="normal" style:font-weight-complex="normal"/>
    </style:style>
    <style:style style:name="P7" style:family="paragraph" style:parent-style-name="Text_20_body" style:list-style-name="L2">
      <style:text-properties fo:color="#666666" fo:font-size="11pt" fo:font-style="normal" fo:font-weight="normal" officeooo:rsid="00126c32" officeooo:paragraph-rsid="00126c32"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officeooo:rsid="000fc6e7" officeooo:paragraph-rsid="000fc6e7" style:font-size-asian="11pt" style:font-size-complex="11pt"/>
    </style:style>
    <style:style style:name="P9" style:family="paragraph" style:parent-style-name="Text_20_body" style:list-style-name="L2">
      <style:text-properties fo:font-size="11pt" officeooo:rsid="00126c32" officeooo:paragraph-rsid="00126c32" style:font-size-asian="11pt" style:font-size-complex="11pt"/>
    </style:style>
    <style:style style:name="P10" style:family="paragraph" style:parent-style-name="Text_20_body">
      <style:text-properties fo:font-size="13pt" officeooo:rsid="001ea8af" officeooo:paragraph-rsid="0014b261" style:font-size-asian="13pt" style:font-size-complex="13pt"/>
    </style:style>
    <style:style style:name="P11" style:family="paragraph" style:parent-style-name="Heading_20_1">
      <style:paragraph-properties fo:text-align="center" style:justify-single-word="false"/>
      <style:text-properties fo:color="#666666" fo:font-size="11pt" style:font-size-asian="11pt" style:font-size-complex="11pt"/>
    </style:style>
    <style:style style:name="P12" style:family="paragraph" style:parent-style-name="Heading_20_3">
      <style:text-properties fo:font-weight="normal" style:font-weight-asian="normal" style:font-weight-complex="normal"/>
    </style:style>
    <style:style style:name="P13" style:family="paragraph" style:parent-style-name="Heading_20_2">
      <style:text-properties fo:color="#666666" fo:font-size="14pt" fo:font-style="normal" fo:font-weight="normal" officeooo:rsid="000fc6e7" officeooo:paragraph-rsid="000fc6e7" style:font-size-asian="14pt" style:font-style-asian="normal" style:font-weight-asian="normal" style:font-size-complex="14pt" style:font-style-complex="normal" style:font-weight-complex="normal"/>
    </style:style>
    <style:style style:name="T1" style:family="text">
      <style:text-properties officeooo:rsid="000fc6e7"/>
    </style:style>
    <style:style style:name="T2" style:family="text">
      <style:text-properties fo:color="#666666" fo:font-style="normal" fo:font-weight="normal" style:font-style-asian="normal" style:font-weight-asian="normal" style:font-style-complex="normal" style:font-weight-complex="normal"/>
    </style:style>
    <style:style style:name="T3" style:family="text">
      <style:text-properties fo:color="#666666" fo:font-style="normal" fo:font-weight="normal" officeooo:rsid="00101837" style:font-style-asian="normal" style:font-weight-asian="normal" style:font-style-complex="normal" style:font-weight-complex="normal"/>
    </style:style>
    <style:style style:name="T4" style:family="text">
      <style:text-properties fo:color="#666666" fo:font-style="normal" fo:font-weight="normal" officeooo:rsid="0014b261" style:font-style-asian="normal" style:font-weight-asian="normal" style:font-style-complex="normal" style:font-weight-complex="normal"/>
    </style:style>
    <style:style style:name="T5" style:family="text">
      <style:text-properties fo:color="#666666" fo:font-style="normal" fo:font-weight="normal" officeooo:rsid="0017e514" style:font-style-asian="normal" style:font-weight-asian="normal" style:font-style-complex="normal" style:font-weight-complex="normal"/>
    </style:style>
    <style:style style:name="T6" style:family="text">
      <style:text-properties fo:color="#666666" fo:font-style="normal" fo:font-weight="bold" style:font-style-asian="normal" style:font-weight-asian="bold" style:font-style-complex="normal" style:font-weight-complex="bold"/>
    </style:style>
    <style:style style:name="T7" style:family="text">
      <style:text-properties officeooo:rsid="001598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ableau à faire <text:span text:style-name="T1">pour le projet Bento-dev</text:span></text:h>
      <text:h text:style-name="P13" text:outline-level="2">Énumération des fonctionnalités, description du problème et de la solution souhaitée</text:h>
      <text:h text:style-name="P12" text:outline-level="3">U<text:span text:style-name="T7">ne interface graphique pour Openbox ?</text:span></text:h>
      <text:p text:style-name="P2"/>
      <text:p text:style-name="P1"><text:span text:style-name="T2">Dans un bureau Openbox, rien n'est groupé pour les réglages du bureau. Souhait : grouper tout de manière cohérente, dans de nouveaux programmes surchargeant au besoin </text:span><text:span text:style-name="T3">les fichiers de configuration de </text:span><text:span text:style-name="T2"><text:s/>l'existant.</text:span></text:p>
      <text:p text:style-name="P1"><text:span text:style-name="T2">Nous avons besoin de nouveaux programmes </text:span><text:span text:style-name="T6">graphiques</text:span><text:span text:style-name="T2"> harmonisés en type de language et en apparance, pouvant assurer ces tâches, et pouvant être appelés tour à tour depuis une interface unique (penser à l'exemple de l'interface des réglages dans Xfce).</text:span></text:p>
      <text:p text:style-name="P2">Comprendre que ces programmes graphiques nécessiteront d'être accompagnés de leur sous-couche non graphique, donc réécris intégralement, en imitant les fonctionnalisés des programmes déjà existants, ou au besoin créés s'ils n'existent pas déjà (mais il en existe pas mal).</text:p>
      <text:p text:style-name="P1"><text:span text:style-name="T2">/!\ </text:span><text:span text:style-name="T6">Les programmes systèmes ne sont pas concernés par ce projet</text:span><text:span text:style-name="T2">. Les programmes système étant ceux qui nécessitent un mot de passe administrateur pour accomplir la tâche qui leur est demandée. Seuls les programmes dédiés aux personnalisations des utilisateurs sont concernés par le présent projet.</text:span></text:p>
      <text:p text:style-name="P10"><text:span text:style-name="T4">Dans l'ideal les nouveaux outils devraient être indépendant de tout bureau, avoir le moins de dépendances possible, et être légers sur les ressources.</text:span></text:p>
      <text:p text:style-name="P2"/>
      <text:p text:style-name="P2">Liste des personnalisations :</text:p>
      <text:list xml:id="list4916576986486342171" text:style-name="L1">
        <text:list-item>
          <text:p text:style-name="P3">Réglage des fontes</text:p>
        </text:list-item>
        <text:list-item>
          <text:p text:style-name="P3">Réglage du fond d'écran </text:p>
        </text:list-item>
        <text:list-item>
          <text:p text:style-name="P3">Réglage des marges</text:p>
        </text:list-item>
        <text:list-item>
          <text:p text:style-name="P3">Réglage du menu <text:s/>principal Openbox</text:p>
        </text:list-item>
        <text:list-item>
          <text:p text:style-name="P3">Réglage des ajouts au menu principal (penser à obmenu)</text:p>
        </text:list-item>
        <text:list-item>
          <text:p text:style-name="P3">Réglage des raccourcis claviers</text:p>
        </text:list-item>
        <text:list-item>
          <text:p text:style-name="P3">Réglage du clavier</text:p>
        </text:list-item>
        <text:list-item>
          <text:p text:style-name="P3">Réglage de la résolution</text:p>
        </text:list-item>
        <text:list-item>
          <text:p text:style-name="P3">Réglage des applications lancées au démarrage</text:p>
        </text:list-item>
        <text:list-item>
          <text:p text:style-name="P5">Réglage du panel tint2 (le programme dédié ne fonctionne pas : « saving is not supported » et tint2 lui-même n'est plus développé depuis 2011)</text:p>
        </text:list-item>
      </text:list>
      <text:p text:style-name="P2"/>
      <text:p text:style-name="P2">Programmes gérant cela jusqu'ici :</text:p>
      <text:list xml:id="list7407665132827095266" text:style-name="L2">
        <text:list-item>
          <text:p text:style-name="P4">obconf (du projet Openbox)</text:p>
        </text:list-item>
        <text:list-item>
          <text:p text:style-name="P4">lxappearance (du projet LXDE)</text:p>
        </text:list-item>
        <text:list-item>
          <text:p text:style-name="P4">obmenu (programme tiers pour configurer le menu Openbox)</text:p>
        </text:list-item>
        <text:list-item>
          <text:p text:style-name="P4">obkey (programme existant, pour gérer les raccourcis claviers)</text:p>
        </text:list-item>
        <text:list-item>
          <text:p text:style-name="P6"><text:soft-page-break/>tint2conf 0.11+svn20111022 </text:p>
        </text:list-item>
        <text:list-item>
          <text:p text:style-name="P4">lxqt-config (en voie d'apparition, programme pour régler l'apparence des programmes en Qt).</text:p>
        </text:list-item>
        <text:list-item>
          <text:p text:style-name="P9"><text:span text:style-name="T2">« Mappage clavier » : un script maison qui appelle dpkg-reconfigure dans une console par défaut maximisée. (x-terminal-emulator), le programme lxkeyboard n</text:span><text:span text:style-name="T5">'écrivait pas la configuration</text:span><text:span text:style-name="T2">. (Mais «</text:span><text:span text:style-name="T5">Mappage clavier » </text:span><text:span text:style-name="T2">est en mode root, donc un équivalent non root pourrait être bien aussi… peut-être même avec une option root/non root – applicable à l'utilisateur / applicable à tout le système.</text:span></text:p>
        </text:list-item>
        <text:list-item>
          <text:p text:style-name="P7">Suite à vo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1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1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family="'Droid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fo:font-size="11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6:40:42.123593345</meta:creation-date>
    <dc:date>2014-06-05T01:27:39.976064683</dc:date>
    <meta:editing-duration>PT5H14M55S</meta:editing-duration>
    <meta:editing-cycles>12</meta:editing-cycles>
    <meta:generator>LibreOffice/4.2.4.2$Linux_X86_64 LibreOffice_project/420m0$Build-2</meta:generator>
    <meta:document-statistic meta:table-count="0" meta:image-count="0" meta:object-count="0" meta:page-count="2" meta:paragraph-count="28" meta:word-count="393" meta:character-count="2526" meta:non-whitespace-character-count="2174"/>
  </office:meta>
</office:document-meta>
</file>